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Análisis de protección de malware</text:p>
      <text:p text:style-name="Normal">En nuestro servidor y empresa necesitaremos un antivirus el cual nos proteja ante posibles ataques y proteja tanto a clientes como a empleados, por todo esto, hemos decidido instalar y aplicar la aplicación de “Trend Micro Server Protect”<text:s/>ya que dentro de sus características en relación calidad-precio es de los mejores ya que ofrece:</text:p>
      <text:p text:style-name="Normal"><text:s/></text:p>
      <text:p text:style-name="Normal">Protección frente a malware fiable y eficiente</text:p>
      <text:p text:style-name="Normal">Cuenta con un motor de análisis de tecnología galardonada y con un extenso historial de protección completa frente al malware</text:p>
      <text:p text:style-name="Normal">Combina tecnologías de reconocimiento de patrones con tecnologías basadas en reglas para detectar eficazmente el malware</text:p>
      <text:p text:style-name="Normal">Incluye API nuevas para detectar y limpiar mejor spyware y rootkit</text:p>
      <text:p text:style-name="Normal">Protege los canales de comunicación interna para evitar los trastornos que ocasiona el malware</text:p>
      <text:p text:style-name="Normal">Ofrece asistencia anti-malware ininterrumpida por parte de los científicos de datos e investigadores de amenazas globales de Trend Micro Research</text:p>
      <text:p text:style-name="Normal"><text:s/></text:p>
      <text:p text:style-name="Normal">Exploraciones automatizadas para la optimización de la protección</text:p>
      <text:p text:style-name="Normal"/>
      <text:p text:style-name="Normal">Permite personalizar por tarea para cumplir con las necesidades de flujos de trabajo específicos en lo concerniente al análisis en tiempo real, ad-hoc y programado, además de despliegue, registro y estadísticas</text:p>
      <text:p text:style-name="Normal">Descompone las tareas de exploración programadas para analizar los directorios más utilizados con una frecuencia diferente a la de los directorios menos usados</text:p>
      <text:p text:style-name="Normal">Reduce el impacto sobre los recursos al permitir el análisis de tráfico y la creación de políticas de RTS personalizadas para las diferentes horas del día</text:p>
      <text:p text:style-name="Normal"><text:s/></text:p>
      <text:p text:style-name="Normal">Implementación y gestión centralizadas</text:p>
      <text:p text:style-name="Normal"/>
      <text:p text:style-name="Normal">Agiliza la implementación inicial y la gestión en curso de los principales servidores de Microsoft® Windows® y Novel® NetWare®</text:p>
      <text:p text:style-name="Normal">Gestiona de forma centralizada la supervisión del sistema, las actualizaciones de software, los cambios de configuración y los informes sobre eventos mediante una consola remota</text:p>
      <text:p text:style-name="Normal">Controla varios servidores de información de ServerProtect e implementa actualizaciones producto en todos los servidores desde una única consola</text:p>
      <text:soft-page-break/>
      <text:p text:style-name="Normal">Despliega programas y actualizaciones en varios servidores simultáneamente y supervisa el estado del servidor en tiempo real</text:p>
      <text:p text:style-name="Normal">Gestiona de forma centralizada las estrategias de seguridad que se han implementado en una red de varios sitios</text:p>
      <text:p text:style-name="Normal"><text:s/></text:p>
      <text:p text:style-name="Normal">Funciones de protección y limpieza inmediatas</text:p>
      <text:p text:style-name="Normal"/>
      <text:p text:style-name="Normal">Elimina restos de malware de todos los servidores mediante limpieza y reparación automatizada de malware para minimizar la reinfección</text:p>
      <text:p text:style-name="Normal">Analiza y limpia los archivos comprimidos de malware evitando así una descompresión innecesaria</text:p>
      <text:p text:style-name="Normal">Gracias a la función de análisis de vulnerabilidades (disponible si la solicita), identifica los fallos del sistema de seguridad.</text:p>
      <text:p text:style-name="Normal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se Maria Sanchez Haro</meta:initial-creator>
    <dc:creator>Jose Maria Sanchez Haro</dc:creator>
    <meta:creation-date>2022-12-15T07:25:00Z</meta:creation-date>
    <dc:date>2022-12-15T07:58:00Z</dc:date>
    <meta:template xlink:href="Normal.dotm" xlink:type="simple"/>
    <meta:editing-cycles>1</meta:editing-cycles>
    <meta:editing-duration>PT1980S</meta:editing-duration>
    <meta:document-statistic meta:page-count="2" meta:paragraph-count="5" meta:word-count="416" meta:character-count="2705" meta:row-count="19" meta:non-whitespace-character-count="2294"/>
  </office:meta>
</office:document-meta>
</file>